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5e8ac7"/>
    </style:style>
    <style:style style:name="T5" style:family="text">
      <style:text-properties fo:color="#ce181e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Arquivos Makefile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Compilação profissional de program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curso sobre compilação profissional com arquivos Makefile</text:span>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3"><text:span text:style-name="T2">Este curso é um oferecimento do Grupo de programação aplicada à geofísica (GPGEOF - UFPA). </text:span></text:p>
            <text:p text:style-name="P3"><text:span text:style-name="T2">Todo o material do curso foi produzido com objetivo educacional e pode ser reproduzido livremente.</text:span></text:p>
            <text:p text:style-name="P4"><text:span text:style-name="T1"/></text:p>
            <text:p text:style-name="P3"><text:span text:style-name="T2">Se inscreva no nosso canal no Youtube:</text:span></text:p>
            <text:p text:style-name="P3"><text:span text:style-name="T3">https://www.youtube.com/channel/UCi5XD5PCQtPrIRD0H_GJvag </text:span></text:p>
            <text:p text:style-name="P3"><text:span text:style-name="T3"/></text:p>
            <text:p text:style-name="P3"><text:span text:style-name="T2">Códigos disponíveis no Github:</text:span></text:p>
            <text:p text:style-name="P3"><text:span text:style-name="T3">https://www.github.com/Dirack</text:span></text:p>
            <text:p text:style-name="P3"><text:span text:style-name="T2"/></text:p>
            <text:p text:style-name="P3"><text:span text:style-name="T2">Prof.: Rodolfo André Cardoso Neves (Dirack)</text:span></text:p>
            <text:p text:style-name="P3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">ÍNDICE</text:span></text:p>
          </draw:text-box>
        </draw:frame>
        <draw:frame presentation:style-name="pr5" draw:layer="layout" svg:width="24cm" svg:height="12.18cm" svg:x="2cm" svg:y="6cm" presentation:class="outline">
          <draw:text-box>
            <text:p text:style-name="P3"><text:span text:style-name="T1"/></text:p>
            <text:p text:style-name="P4"><text:span text:style-name="T1">1. Apresentação sobre Makefile e Olá mundo! </text:span></text:p>
            <text:p text:style-name="P4"><text:span text:style-name="T1">2. Alvo ‘all’ e ‘make alvo’</text:span></text:p>
            <text:p text:style-name="P4"><text:span text:style-name="T1">3. Dependências</text:span></text:p>
            <text:p text:style-name="P4"><text:span text:style-name="T1">4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pilaçã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nguagem compilada x Linguagem Interpretada.</text:p>
              </text:list-item>
              <text:list-item>
                <text:p>A máquina não entende português!</text:p>
              </text:list-item>
              <text:list-item>
                <text:p>Verificação de erros de sintaxe</text:p>
              </text:list-item>
              <text:list-item>
                <text:p>Erros de lógica? (Infelizmente não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iretivas de compilação.</text:p>
              </text:list-item>
              <text:list-item>
                <text:p>Tabulação.</text:p>
              </text:list-item>
              <text:list-item>
                <text:p>Baseado em ‘Regras’ (‘alvo’, ‘dependência’ e ‘ação’).</text:p>
                <text:p/>
                <text:p><text:span text:style-name="T4">teste.x</text:span>:<text:tab/> <text:s text:c="7"/>teste.f90</text:p>
                <text:p><text:s text:c="8"/><text:span text:style-name="T5">gfortran teste.f90 -o teste.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lvo ‘all’ e ‘make alvo’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lvo ‘all’ tem prioridade na execução.</text:p>
              </text:list-item>
              <text:list-item>
                <text:p>Basta digitar ‘make’ para executar ‘all’</text:p>
              </text:list-item>
              <text:list-item>
                <text:p>@ serve para execução silenciosa</text:p>
                <text:p/>
                <text:p># Exibir mensagem na tela</text:p>
                <text:p><text:span text:style-name="T4">all:</text:span></text:p>
                <text:p><text:s text:c="8"/><text:span text:style-name="T5">@echo “Olá mundo, Makefile!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pendênci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ma dependência é executada antes</text:p>
              </text:list-item>
              <text:list-item>
                <text:p>Exemplo, primeiro exibe ‘mensagem’ depois executa ‘all’ (Pois <text:span text:style-name="T6">‘all’ depende de ‘mensagem’</text:span>):</text:p>
                <text:p><text:span text:style-name="T4">all</text:span>:<text:tab/> <text:s text:c="7"/>mensagem</text:p>
                <text:p><text:s text:c="8"/><text:span text:style-name="T5">@echo “Executando alvo ‘all’...”</text:span></text:p>
                <text:p><text:span text:style-name="T4">mensagem:</text:span></text:p>
                <text:p><text:s text:c="8"/><text:span text:style-name="T5">@echo “Exibindo mensagem...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5:11:48.162431492</meta:creation-date>
    <meta:editing-duration>PT43M7S</meta:editing-duration>
    <meta:editing-cycles>18</meta:editing-cycles>
    <meta:generator>LibreOffice/5.4.6.2$Linux_X86_64 LibreOffice_project/40m0$Build-2</meta:generator>
    <dc:date>2019-06-14T12:37:14.182999884</dc:date>
    <meta:document-statistic meta:object-count="6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